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4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toryzacja/ widok</text:p>
      <text:list xml:id="list8252472944166315958" text:style-name="L4">
        <text:list-item>
          <text:p text:style-name="P2">logowanie/wylogowanie</text:p>
        </text:list-item>
        <text:list-item>
          <text:p text:style-name="P2">rejestracja</text:p>
        </text:list-item>
        <text:list-item>
          <text:p text:style-name="P2">panel użytkownika</text:p>
        </text:list-item>
      </text:list>
      <text:p text:style-name="Standard"/>
      <text:p text:style-name="Standard">Tworzenie zadań i spotkań</text:p>
      <text:list xml:id="list41426883" text:continue-numbering="true" text:style-name="L4">
        <text:list-item>
          <text:p text:style-name="P2">dodawanie zadania </text:p>
        </text:list-item>
        <text:list-item>
          <text:p text:style-name="P2">wyświetlanie zadania </text:p>
        </text:list-item>
        <text:list-item>
          <text:p text:style-name="P2">usuwanie zadania </text:p>
        </text:list-item>
        <text:list-item>
          <text:p text:style-name="P2">edycja zadania </text:p>
        </text:list-item>
        <text:list-item>
          <text:p text:style-name="P2">tworzenie spotkania</text:p>
        </text:list-item>
      </text:list>
      <text:p text:style-name="Standard"/>
      <text:p text:style-name="Standard">Obsługa harmonogramu</text:p>
      <text:list xml:id="list41403457" text:continue-numbering="true" text:style-name="L4">
        <text:list-item>
          <text:p text:style-name="P2">dodawanie zadań do harmonogramu</text:p>
        </text:list-item>
        <text:list-item>
          <text:p text:style-name="P2">usuwanie zadań z harmonogramu</text:p>
        </text:list-item>
        <text:list-item>
          <text:p text:style-name="P2">przesuwanie zadania w harmonogramie</text:p>
        </text:list-item>
        <text:list-item>
          <text:p text:style-name="P2">cofanie zadania z harmonogramu</text:p>
        </text:list-item>
        <text:list-item>
          <text:p text:style-name="P2">mechanizm potwierdzenia wykonania zadania</text:p>
        </text:list-item>
        <text:list-item>
          <text:p text:style-name="P2">tworzenie nowego tygodnia</text:p>
        </text:list-item>
        <text:list-item>
          <text:p text:style-name="P2">przeglądanie archiwum </text:p>
        </text:list-item>
        <text:list-item>
          <text:p text:style-name="P2">mechanizm uzupełniania automatycznego </text:p>
        </text:list-item>
      </text:list>
      <text:p text:style-name="Standard"/>
      <text:p text:style-name="Standard">Funkcje społecznościowe</text:p>
      <text:list xml:id="list41405431" text:continue-numbering="true" text:style-name="L4">
        <text:list-item>
          <text:p text:style-name="P2">wyszukiwanie znajomych</text:p>
        </text:list-item>
        <text:list-item>
          <text:p text:style-name="P2">dodawanie do znajomych użytkowników</text:p>
        </text:list-item>
        <text:list-item>
          <text:p text:style-name="P2">wysyłanie zadania</text:p>
        </text:list-item>
        <text:list-item>
          <text:p text:style-name="P2">potwierdzenie zadania</text:p>
        </text:list-item>
      </text:list>
      <text:p text:style-name="Standard"/>
      <text:list xml:id="list1515483754524615902" text:style-name="L1">
        <text:list-header>
          <text:p text:style-name="P1"/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Harmonogram zadań</text:span></text:p>
      <text:p text:style-name="Standard">Strona ma umożliwiać użytkownikowi stworzenie własnego harmonogramu tygodniowego.</text:p>
      <text:p text:style-name="Standard">Użytkownik może dodać dwa rodzaje bloków czasowych. </text:p>
      <text:p text:style-name="Standard"><text:line-break/>Typ pierwszy to spotkania lub zajęcia określone czasowo <text:line-break/>(np. zajęcia z Matematyki – poniedziałek 13:00 do 14:00)</text:p>
      <text:p text:style-name="Standard">Zostają one umieszczane na harmonogramie po dodaniu przez użytkownika, użytkownik może zaznaczyć czy ma ono powtarzać się cyklicznie co tydzień.</text:p>
      <text:p text:style-name="Standard"><text:line-break/>Drugi typ to zadania do wykonania przez użytkownika, wymagamy od niego by określił przewidywany czas jaki chce poświęcić na zajęcie oraz do kiedy chce je wykonać. <text:line-break/>(np. jazda na rowerze – 1 godzina, nauka do kolokwium - 3 godziny – 3 listopada).</text:p>
      <text:p text:style-name="Standard">Zadania zostają dodane do specjalnej tabelki umieszczonej nad harmonogramem, użytkownik może naciągać wybrane zadania na harmonogram. Zadania tworzą bloki proporcjonalne do czasu trwania.</text:p>
      <text:p text:style-name="Standard"/>
      <text:p text:style-name="Standard">Użytkownik może dowolnie modyfikować swój harmonogram przeciągając zadania w opowiadające mu miejsca.</text:p>
      <text:p text:style-name="Standard">Użytkownik może dodać znajomych, którym będzie wysyłał prośbę wykonania wybranego zadania</text:p>
      <text:p text:style-name="Standard">(np. wysyłamy prośbę zadania: do męża – sprzątanie mieszkania – 1 godzina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5T02:15:54.11</meta:creation-date>
    <dc:date>2016-10-20T21:23:49.82</dc:date>
    <meta:editing-duration>PT2H15M36S</meta:editing-duration>
    <meta:editing-cycles>4</meta:editing-cycles>
    <meta:generator>OpenOffice/4.1.2$Win32 OpenOffice.org_project/412m3$Build-9782</meta:generator>
    <dc:creator>Magdalena Matysik</dc:creator>
    <meta:document-statistic meta:table-count="0" meta:image-count="0" meta:object-count="0" meta:page-count="2" meta:paragraph-count="34" meta:word-count="234" meta:character-count="1719"/>
  </office:meta>
</office:document-meta>
</file>